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Info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setDefault( String default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setGetMethod( String ge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Is( boolean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SetMethod( String se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getGetMethod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ttributeInfo.setGetMethodObj( Method getMethod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setWriteable( boolean writ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SetMethodObj( Method setMethod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MethodName( String name , boolean getter , boolean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Info.is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setPersist( String pers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Pers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ttributeInfo.setReadable( boolean read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fo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getSetMethod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.createAttributeInfo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ttributeInfo.getS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